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8.0833in" table:align="margins"/>
    </style:style>
    <style:style style:name="Table1.A" style:family="table-column">
      <style:table-column-properties style:column-width="5.3229in" style:rel-column-width="43155*"/>
    </style:style>
    <style:style style:name="Table1.B" style:family="table-column">
      <style:table-column-properties style:column-width="2.7604in" style:rel-column-width="2238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0833in" table:align="margins"/>
    </style:style>
    <style:style style:name="Table2.A" style:family="table-column">
      <style:table-column-properties style:column-width="5.3229in" style:rel-column-width="43155*"/>
    </style:style>
    <style:style style:name="Table2.B" style:family="table-column">
      <style:table-column-properties style:column-width="2.7604in" style:rel-column-width="2238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cbd4"/>
    </style:style>
    <style:style style:name="P2" style:family="paragraph" style:parent-style-name="Standard">
      <style:text-properties fo:font-size="11pt" officeooo:paragraph-rsid="00211dea" style:font-size-asian="11pt" style:font-size-complex="11pt"/>
    </style:style>
    <style:style style:name="P3" style:family="paragraph" style:parent-style-name="Text_20_body">
      <style:text-properties officeooo:paragraph-rsid="000ccbd4"/>
    </style:style>
    <style:style style:name="P4" style:family="paragraph" style:parent-style-name="Table_20_Contents">
      <style:text-properties officeooo:paragraph-rsid="000ccbd4"/>
    </style:style>
    <style:style style:name="P5" style:family="paragraph" style:parent-style-name="Table_20_Contents">
      <style:text-properties officeooo:paragraph-rsid="000e94e6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text-properties fo:font-size="11pt" officeooo:paragraph-rsid="000e94e6" style:font-size-asian="11pt" style:font-size-complex="11pt"/>
    </style:style>
    <style:style style:name="P8" style:family="paragraph" style:parent-style-name="Table_20_Contents">
      <style:text-properties fo:font-size="11pt" officeooo:paragraph-rsid="000fea00" style:font-size-asian="11pt" style:font-size-complex="11pt"/>
    </style:style>
    <style:style style:name="P9" style:family="paragraph" style:parent-style-name="Table_20_Contents">
      <style:text-properties fo:font-size="11pt" officeooo:paragraph-rsid="0013c901" style:font-size-asian="11pt" style:font-size-complex="11pt"/>
    </style:style>
    <style:style style:name="P10" style:family="paragraph" style:parent-style-name="Table_20_Contents">
      <style:text-properties fo:font-size="11pt" officeooo:paragraph-rsid="00154ac3" style:font-size-asian="11pt" style:font-size-complex="11pt"/>
    </style:style>
    <style:style style:name="P11" style:family="paragraph" style:parent-style-name="Table_20_Contents">
      <style:text-properties fo:font-size="11pt" officeooo:paragraph-rsid="0017e85b" style:font-size-asian="11pt" style:font-size-complex="11pt"/>
    </style:style>
    <style:style style:name="P12" style:family="paragraph" style:parent-style-name="Table_20_Contents">
      <style:text-properties fo:font-size="11pt" officeooo:paragraph-rsid="001905dc" style:font-size-asian="11pt" style:font-size-complex="11pt"/>
    </style:style>
    <style:style style:name="P13" style:family="paragraph" style:parent-style-name="Table_20_Contents">
      <style:text-properties fo:font-size="11pt" officeooo:paragraph-rsid="0019f095" style:font-size-asian="11pt" style:font-size-complex="11pt"/>
    </style:style>
    <style:style style:name="P14" style:family="paragraph" style:parent-style-name="Table_20_Contents">
      <style:text-properties fo:font-size="11pt" officeooo:paragraph-rsid="001cb552" style:font-size-asian="11pt" style:font-size-complex="11pt"/>
    </style:style>
    <style:style style:name="P15" style:family="paragraph" style:parent-style-name="Table_20_Contents">
      <style:text-properties fo:font-size="11pt" officeooo:paragraph-rsid="001d792a" style:font-size-asian="11pt" style:font-size-complex="11pt"/>
    </style:style>
    <style:style style:name="P16" style:family="paragraph" style:parent-style-name="Table_20_Contents">
      <style:text-properties fo:font-size="11pt" officeooo:paragraph-rsid="001ebd8d" style:font-size-asian="11pt" style:font-size-complex="11pt"/>
    </style:style>
    <style:style style:name="P17" style:family="paragraph" style:parent-style-name="Table_20_Contents">
      <style:text-properties fo:font-size="11pt" officeooo:paragraph-rsid="00200f53" style:font-size-asian="11pt" style:font-size-complex="11pt"/>
    </style:style>
    <style:style style:name="P18" style:family="paragraph" style:parent-style-name="Table_20_Contents">
      <style:text-properties fo:font-size="11pt" officeooo:paragraph-rsid="002025bb" style:font-size-asian="11pt" style:font-size-complex="11pt"/>
    </style:style>
    <style:style style:name="P19" style:family="paragraph" style:parent-style-name="Table_20_Contents">
      <style:text-properties fo:font-size="11pt" officeooo:paragraph-rsid="00211dea" style:font-size-asian="11pt" style:font-size-complex="11pt"/>
    </style:style>
    <style:style style:name="P20" style:family="paragraph" style:parent-style-name="Table_20_Contents">
      <style:text-properties fo:font-size="11pt" officeooo:paragraph-rsid="0021963f" style:font-size-asian="11pt" style:font-size-complex="11pt"/>
    </style:style>
    <style:style style:name="P21" style:family="paragraph" style:parent-style-name="Table_20_Contents">
      <style:text-properties fo:font-size="11pt" officeooo:paragraph-rsid="00222323" style:font-size-asian="11pt" style:font-size-complex="11pt"/>
    </style:style>
    <style:style style:name="P22" style:family="paragraph" style:parent-style-name="Table_20_Contents">
      <style:text-properties fo:font-size="11pt" officeooo:paragraph-rsid="0023411d" style:font-size-asian="11pt" style:font-size-complex="11pt"/>
    </style:style>
    <style:style style:name="P23" style:family="paragraph" style:parent-style-name="Table_20_Contents">
      <style:text-properties fo:font-size="11pt" officeooo:paragraph-rsid="000ccbd4" style:font-size-asian="11pt" style:font-size-complex="11pt"/>
    </style:style>
    <style:style style:name="P24" style:family="paragraph" style:parent-style-name="Table_20_Contents">
      <style:text-properties fo:font-size="11pt" officeooo:paragraph-rsid="0028c647" style:font-size-asian="11pt" style:font-size-complex="11pt"/>
    </style:style>
    <style:style style:name="P25" style:family="paragraph" style:parent-style-name="Table_20_Contents">
      <style:text-properties officeooo:paragraph-rsid="000fea00"/>
    </style:style>
    <style:style style:name="P26" style:family="paragraph" style:parent-style-name="Table_20_Contents">
      <style:text-properties officeooo:paragraph-rsid="001542a4"/>
    </style:style>
    <style:style style:name="P27" style:family="paragraph" style:parent-style-name="Table_20_Contents">
      <style:text-properties officeooo:paragraph-rsid="0023411d"/>
    </style:style>
    <style:style style:name="P28" style:family="paragraph" style:parent-style-name="Table_20_Contents">
      <style:text-properties officeooo:paragraph-rsid="0027694a"/>
    </style:style>
    <style:style style:name="P29" style:family="paragraph" style:parent-style-name="Table_20_Contents">
      <style:text-properties officeooo:paragraph-rsid="0028c647"/>
    </style:style>
    <style:style style:name="P30" style:family="paragraph" style:parent-style-name="Table_20_Contents">
      <style:text-properties fo:color="#ff0000"/>
    </style:style>
    <style:style style:name="P31" style:family="paragraph" style:parent-style-name="Table_20_Contents">
      <style:text-properties fo:color="#ff0000" officeooo:paragraph-rsid="00222323"/>
    </style:style>
    <style:style style:name="P32" style:family="paragraph" style:parent-style-name="Table_20_Contents">
      <style:text-properties fo:color="#0000ff"/>
    </style:style>
    <style:style style:name="P33" style:family="paragraph" style:parent-style-name="Table_20_Contents">
      <style:text-properties fo:color="#0000ff" officeooo:paragraph-rsid="000fea00"/>
    </style:style>
    <style:style style:name="P34" style:family="paragraph" style:parent-style-name="Table_20_Contents">
      <style:text-properties fo:color="#0000ff" fo:font-size="11pt" officeooo:paragraph-rsid="00200f53" style:font-size-asian="11pt" style:font-size-complex="11pt"/>
    </style:style>
    <style:style style:name="P35" style:family="paragraph" style:parent-style-name="Table_20_Contents">
      <style:text-properties fo:color="#0000ff" officeooo:paragraph-rsid="001542a4"/>
    </style:style>
    <style:style style:name="P36" style:family="paragraph" style:parent-style-name="Table_20_Contents">
      <style:text-properties fo:color="#0000ff" officeooo:paragraph-rsid="00162fb8"/>
    </style:style>
    <style:style style:name="P37" style:family="paragraph" style:parent-style-name="Table_20_Contents">
      <style:text-properties fo:color="#0000ff" officeooo:paragraph-rsid="001804df"/>
    </style:style>
    <style:style style:name="P38" style:family="paragraph" style:parent-style-name="Table_20_Contents">
      <style:text-properties fo:color="#0000ff" officeooo:paragraph-rsid="001905dc"/>
    </style:style>
    <style:style style:name="P39" style:family="paragraph" style:parent-style-name="Table_20_Contents">
      <style:text-properties fo:color="#0000ff" officeooo:paragraph-rsid="0019f095"/>
    </style:style>
    <style:style style:name="P40" style:family="paragraph" style:parent-style-name="Table_20_Contents">
      <style:text-properties fo:color="#0000ff" officeooo:paragraph-rsid="001cb552"/>
    </style:style>
    <style:style style:name="P41" style:family="paragraph" style:parent-style-name="Table_20_Contents">
      <style:text-properties fo:color="#0000ff" officeooo:paragraph-rsid="001d792a"/>
    </style:style>
    <style:style style:name="P42" style:family="paragraph" style:parent-style-name="Table_20_Contents">
      <style:text-properties fo:color="#0000ff" officeooo:paragraph-rsid="001ebd8d"/>
    </style:style>
    <style:style style:name="P43" style:family="paragraph" style:parent-style-name="Table_20_Contents">
      <style:text-properties fo:color="#0000ff" officeooo:paragraph-rsid="00200f53"/>
    </style:style>
    <style:style style:name="P44" style:family="paragraph" style:parent-style-name="Table_20_Contents">
      <style:text-properties fo:color="#0000ff" officeooo:paragraph-rsid="00222323"/>
    </style:style>
    <style:style style:name="P45" style:family="paragraph" style:parent-style-name="Table_20_Contents">
      <style:text-properties fo:color="#0000ff" officeooo:paragraph-rsid="002025bb"/>
    </style:style>
    <style:style style:name="P46" style:family="paragraph" style:parent-style-name="Table_20_Contents">
      <style:text-properties fo:color="#0000ff" officeooo:paragraph-rsid="0021963f"/>
    </style:style>
    <style:style style:name="P47" style:family="paragraph" style:parent-style-name="Table_20_Contents">
      <style:text-properties fo:color="#000000" officeooo:paragraph-rsid="000e94e6"/>
    </style:style>
    <style:style style:name="P48" style:family="paragraph" style:parent-style-name="Table_20_Contents">
      <style:text-properties style:use-window-font-color="true" fo:font-size="11pt" officeooo:paragraph-rsid="000fea00" style:font-size-asian="11pt" style:font-size-complex="11pt"/>
    </style:style>
    <style:style style:name="P49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auto"/>
      <style:text-properties fo:color="#0000ff" style:font-name="Liberation Serif" fo:font-size="12pt" officeooo:paragraph-rsid="000f25a5" style:font-size-asian="12pt" style:font-size-complex="12pt"/>
    </style:style>
    <style:style style:name="P50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auto"/>
      <style:text-properties fo:color="#000000" style:font-name="Liberation Serif" fo:font-size="12pt" officeooo:paragraph-rsid="000f25a5" style:font-size-asian="12pt" style:font-size-complex="12pt"/>
    </style:style>
    <style:style style:name="P51" style:family="paragraph" style:parent-style-name="Table_20_Contents">
      <style:text-properties fo:color="#0000ff" officeooo:paragraph-rsid="0028c6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l log del Turno Alieno: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ssaggio Dal Server</text:p>
          </table:table-cell>
          <table:table-cell table:style-name="Table1.B1" office:value-type="string">
            <text:p text:style-name="P4">Azione GUI (Controller+Model+View)</text:p>
          </table:table-cell>
        </table:table-row>
        <table:table-row>
          <table:table-cell table:style-name="Table1.A2" office:value-type="string">
            <text:p text:style-name="P7">--=== Server Welcome message ===-- <text:s/></text:p>
            <text:p text:style-name="P7">Benvenuto su Escape from The Aliens in Outer Space!! </text:p>
            <text:p text:style-name="P7">Versione 0.9 <text:s text:c="23"/></text:p>
            <text:p text:style-name="P7">Have fun! <text:s text:c="26"/></text:p>
            <text:p text:style-name="P7">--=== End of Welcome message ===-- <text:s/></text:p>
          </table:table-cell>
          <table:table-cell table:style-name="Table1.B2" office:value-type="string">
            <text:p text:style-name="P47">Mostra JDialog con messaggio di benvenuto.</text:p>
          </table:table-cell>
        </table:table-row>
        <table:table-row>
          <table:table-cell table:style-name="Table1.A2" office:value-type="string">
            <text:p text:style-name="P7">We are playing the map "Galilei" <text:s text:c="3"/></text:p>
          </table:table-cell>
          <table:table-cell table:style-name="Table1.B2" office:value-type="string">
            <text:p text:style-name="P49">Usa MapViewer per caricare la mappa col nome fornito e creare il label/scrollable/cliccabile</text:p>
          </table:table-cell>
        </table:table-row>
        <table:table-row>
          <table:table-cell table:style-name="Table1.A2" office:value-type="string">
            <text:p text:style-name="P8">There are (1/8) players waiting in this lobby </text:p>
          </table:table-cell>
          <table:table-cell table:style-name="Table1.B2" office:value-type="string">
            <text:p text:style-name="P33">Update GameState, e quindi (tramite Observer-Observable) playerPanels</text:p>
          </table:table-cell>
        </table:table-row>
        <table:table-row>
          <table:table-cell table:style-name="Table1.A2" office:value-type="string">
            <text:p text:style-name="P48"/>
            <text:p text:style-name="P48">A new player has connected (2/8) <text:s text:c="3"/></text:p>
          </table:table-cell>
          <table:table-cell table:style-name="Table1.B2" office:value-type="string">
            <text:p text:style-name="P33">Update GameState, e quindi playerPanels</text:p>
          </table:table-cell>
        </table:table-row>
        <table:table-row>
          <table:table-cell table:style-name="Table1.A2" office:value-type="string">
            <text:p text:style-name="P48">The game will start in 60 seconds <text:s text:c="2"/></text:p>
          </table:table-cell>
          <table:table-cell table:style-name="Table1.B2" office:value-type="string">
            <text:p text:style-name="P33">Timer (Un elemento nella View, oppure un non-modal Jdialog)</text:p>
          </table:table-cell>
        </table:table-row>
        <table:table-row>
          <table:table-cell table:style-name="Table1.A2" office:value-type="string">
            <text:p text:style-name="P9">Sei stato assegnato alla squadra ALIENS </text:p>
          </table:table-cell>
          <table:table-cell table:style-name="Table1.B2" office:value-type="string">
            <text:p text:style-name="P35">Update myPlayerState: myTeam, e quindi il mio personal Panel</text:p>
          </table:table-cell>
        </table:table-row>
        <table:table-row>
          <table:table-cell table:style-name="Table1.A2" office:value-type="string">
            <text:p text:style-name="P10">********** Turn number: 1 * Now Playing : Guest-0-2291 ********** </text:p>
          </table:table-cell>
          <table:table-cell table:style-name="Table1.B2" office:value-type="string">
            <text:p text:style-name="P36">Update turnNumber in GameState, e quindi update playerPanels (ToAdd: field <text:s/>Playing)</text:p>
          </table:table-cell>
        </table:table-row>
        <table:table-row>
          <table:table-cell table:style-name="Table1.A2" office:value-type="string">
            <text:p text:style-name="P11">Hello player Guest-0-2291, you are located in L06 and it's your turn to move </text:p>
            <text:p text:style-name="P11">you have to move your character on the map </text:p>
          </table:table-cell>
          <table:table-cell table:style-name="Table1.B2" office:value-type="string">
            <text:p text:style-name="P37">Update: playerState (myLocation); [ToAdd: la myLocation sarà una cella evidenziata sulla mappa]</text:p>
            <text:p text:style-name="P38">Si può mandare un messaggio / aggiungere una campo al pannello personale che indica lo stato del turno.</text:p>
          </table:table-cell>
        </table:table-row>
        <table:table-row>
          <table:table-cell table:style-name="Table1.A2" office:value-type="string">
            <text:p text:style-name="P12">please enter valid position (es. A05) </text:p>
          </table:table-cell>
          <table:table-cell table:style-name="Table1.B2" office:value-type="string">
            <text:p text:style-name="P38">Show JInputDialog : richiedi posizione (da mandare poi al Server tramite il Relay).</text:p>
          </table:table-cell>
        </table:table-row>
        <table:table-row>
          <table:table-cell table:style-name="Table1.A2" office:value-type="string">
            <text:p text:style-name="P13">do you want to attack? <text:s/></text:p>
            <text:p text:style-name="P13">please enter 'yes' or 'no' </text:p>
          </table:table-cell>
          <table:table-cell table:style-name="Table1.B2" office:value-type="string">
            <text:p text:style-name="P39">Update turnPhase + Show JDialog (yes/no) : invia la String in risposta al Server tramite il Relay, come al solito.</text:p>
          </table:table-cell>
        </table:table-row>
        <table:table-row>
          <table:table-cell table:style-name="Table1.A2" office:value-type="string">
            <text:p text:style-name="P13">Your turn is now over <text:s text:c="2"/></text:p>
          </table:table-cell>
          <table:table-cell table:style-name="Table1.B2" office:value-type="string">
            <text:p text:style-name="P39">Niente / cambia il proprio TurnState da movement/attack a notPlaying</text:p>
          </table:table-cell>
        </table:table-row>
        <table:table-row>
          <table:table-cell table:style-name="Table1.A2" office:value-type="string">
            <text:p text:style-name="P14">********** Turn number: 1 * Now Playing : Guest-0-9179 ********** </text:p>
          </table:table-cell>
          <table:table-cell table:style-name="Table1.B2" office:value-type="string">
            <text:p text:style-name="P40">Update turnNumber; update playerPanels (ToAdd: field <text:s/>Playing)</text:p>
          </table:table-cell>
        </table:table-row>
        <table:table-row>
          <table:table-cell table:style-name="Table1.A2" office:value-type="string">
            <text:p text:style-name="P15">You hear noise coming from coordinates M08 </text:p>
          </table:table-cell>
          <table:table-cell table:style-name="Table1.B2" office:value-type="string">
            <text:p text:style-name="P41">Update playerPanels: lastKnownAction del Player in questione</text:p>
          </table:table-cell>
        </table:table-row>
        <table:table-row>
          <table:table-cell table:style-name="Table1.A2" office:value-type="string">
            <text:p text:style-name="P16">********** Turn number: 2 * Now Playing : Guest-0-2291 ********** </text:p>
          </table:table-cell>
          <table:table-cell table:style-name="Table1.B2" office:value-type="string">
            <text:p text:style-name="P42">Come in precedenza</text:p>
          </table:table-cell>
        </table:table-row>
        <table:table-row>
          <table:table-cell table:style-name="Table1.A2" office:value-type="string">
            <text:p text:style-name="P16">Hello player Guest-0-2291, you are located in M06 and it's your turn to move </text:p>
            <text:p text:style-name="P16"><text:soft-page-break/>you have to move your character on the map</text:p>
            <text:p text:style-name="P2">please enter valid position (es. A05) </text:p>
            <text:p text:style-name="P19">...</text:p>
            <text:p text:style-name="P19">do you want to attack? <text:s/></text:p>
            <text:p text:style-name="P19">please enter 'yes' or 'no'</text:p>
          </table:table-cell>
          <table:table-cell table:style-name="Table1.B2" office:value-type="string">
            <text:p text:style-name="P42">.</text:p>
          </table:table-cell>
        </table:table-row>
        <table:table-row>
          <table:table-cell table:style-name="Table1.A2" office:value-type="string">
            <text:p text:style-name="P34">enter the coordinates where you want to make a noise </text:p>
          </table:table-cell>
          <table:table-cell table:style-name="Table1.B2" office:value-type="string">
            <text:p text:style-name="P43">Mandare un messaggio e/o aggiungere una campo al pannello personale che indica lo stato del turno.</text:p>
          </table:table-cell>
        </table:table-row>
        <table:table-row>
          <table:table-cell table:style-name="Table1.A2" office:value-type="string">
            <text:p text:style-name="P17">please enter valid position (es. A05)</text:p>
            <text:p text:style-name="P19">You hear noise coming from coordinates A03</text:p>
          </table:table-cell>
          <table:table-cell table:style-name="Table1.B2" office:value-type="string">
            <text:p text:style-name="P43">.</text:p>
          </table:table-cell>
        </table:table-row>
        <table:table-row>
          <table:table-cell table:style-name="Table1.A2" office:value-type="string">
            <text:p text:style-name="P17">You have drawn a DefenseCard-type object card </text:p>
          </table:table-cell>
          <table:table-cell table:style-name="Table1.B2" office:value-type="string">
            <text:p text:style-name="P43">Update playerState nel Model (e di conseguenza, tramite observer-observable, update ObjectCardsPanel).</text:p>
            <text:p text:style-name="P44">Non fare update del playerPanel, il pescare una carta oggetto non è un'azione pubblica.</text:p>
          </table:table-cell>
        </table:table-row>
        <table:table-row>
          <table:table-cell table:style-name="Table1.A2" office:value-type="string">
            <text:p text:style-name="P17">Your turn is now over <text:s text:c="2"/></text:p>
            <text:p text:style-name="P17">********** Turn number: 2 * Now Playing : Guest-0-9179 ********** </text:p>
            <text:p text:style-name="P17">You hear noise coming from coordinates N08 </text:p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18">Player Guest-0-9179 is using a LightsCard-type card. Guest-0-9179 is a human for sure! </text:p>
          </table:table-cell>
          <table:table-cell table:style-name="Table1.B2" office:value-type="string">
            <text:p text:style-name="P45">Update playerState, e quindi playerPanels: lastKnownAction del Player in questione (objectCard : lights)</text:p>
          </table:table-cell>
        </table:table-row>
        <table:table-row>
          <table:table-cell table:style-name="Table1.A2" office:value-type="string">
            <text:p text:style-name="P18">Player Guest-0-2291 identified! Location: N06 </text:p>
          </table:table-cell>
          <table:table-cell table:style-name="Table1.B2" office:value-type="string">
            <text:p text:style-name="P45">Update playerState, e quindi playerPanels: lastKnownAction del Player in questione (located : N06)</text:p>
          </table:table-cell>
        </table:table-row>
        <table:table-row>
          <table:table-cell table:style-name="Table1.A2" office:value-type="string">
            <text:p text:style-name="P19">********** Turn number: 3 * Now Playing : Guest-0-2291 ********** </text:p>
            <text:p text:style-name="P19">Hello player Guest-0-2291, you are located in N06 and it's your turn to move </text:p>
            <text:p text:style-name="P19">you have to move your character on the map </text:p>
            <text:p text:style-name="P19">please enter valid position (es. A05) </text:p>
          </table:table-cell>
          <table:table-cell table:style-name="Table1.B2" office:value-type="string">
            <text:p text:style-name="P30">.</text:p>
          </table:table-cell>
        </table:table-row>
        <table:table-row>
          <table:table-cell table:style-name="Table1.A2" office:value-type="string">
            <text:p text:style-name="P20">(My turn, coordinates)&gt; chat:stronzo! </text:p>
            <text:p text:style-name="P20">Guest-0-2291 says: stronzo! </text:p>
          </table:table-cell>
          <table:table-cell table:style-name="Table1.B2" office:value-type="string">
            <text:p text:style-name="P46">Manda un messaggio nella ChatArea di tutti i Players</text:p>
          </table:table-cell>
        </table:table-row>
        <table:table-row>
          <table:table-cell table:style-name="Table1.A2" office:value-type="string">
            <text:p text:style-name="P20">..PlayerCanNotEnterException : Destination can not be reached by members of your team </text:p>
          </table:table-cell>
          <table:table-cell table:style-name="Table1.B2" office:value-type="string">
            <text:p text:style-name="P46">Mostra JDialog con l'errore. Obbliga l'utente a ritentare (mostra di nuovo <text:s/>il Jdialog con la posizione)</text:p>
          </table:table-cell>
        </table:table-row>
        <table:table-row>
          <table:table-cell table:style-name="Table1.A2" office:value-type="string">
            <text:p text:style-name="P21">you have to move your character on the map </text:p>
            <text:p text:style-name="P21">please enter valid position (es. A05) </text:p>
            <text:p text:style-name="P21">(My turn, coordinates)&gt; O06 </text:p>
            <text:p text:style-name="P21">do you want to attack? <text:s/></text:p>
            <text:p text:style-name="P21">please enter 'yes' or 'no' </text:p>
            <text:p text:style-name="P21">(My turn, yes/no)&gt; yes </text:p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1">Player Guest-0-2291 is attacking in sector O06! </text:p>
          </table:table-cell>
          <table:table-cell table:style-name="Table1.B2" office:value-type="string">
            <text:p text:style-name="P44">Update playerState, e quindi playerPanels: lastKnownAction del Player in questione (attacked : <text:s/>O06)</text:p>
          </table:table-cell>
        </table:table-row>
        <table:table-row>
          <table:table-cell table:style-name="Table1.A2" office:value-type="string">
            <text:p text:style-name="P21">Your turn is now over <text:s text:c="2"/></text:p>
            <text:p text:style-name="P21"><text:soft-page-break/>********** Turn number: 3 * Now Playing : Guest-0-9179 ********** </text:p>
            <text:p text:style-name="P21">********** Turn number: 4 * Now Playing : Guest-0-2291 ********** </text:p>
            <text:p text:style-name="P21">Hello player Guest-0-2291, you are located in O06 and it's your turn to move </text:p>
            <text:p text:style-name="P21">you have to move your character on the map </text:p>
            <text:p text:style-name="P21">please enter valid position (es. A05) </text:p>
            <text:p text:style-name="P21">do you want to attack? <text:s/></text:p>
            <text:p text:style-name="P21">please enter 'yes' or 'no' </text:p>
            <text:p text:style-name="P21">Your turn is now over <text:s text:c="2"/></text:p>
            <text:p text:style-name="P8">Player Guest-0-2291 is attacking in sector O08! </text:p>
          </table:table-cell>
          <table:table-cell table:style-name="Table1.B2" office:value-type="string">
            <text:p text:style-name="P32">.</text:p>
          </table:table-cell>
        </table:table-row>
        <table:table-row>
          <table:table-cell table:style-name="Table1.A2" office:value-type="string">
            <text:p text:style-name="P21">Player Guest-0-9179 was killed! </text:p>
            <text:p text:style-name="P21"/>
          </table:table-cell>
          <table:table-cell table:style-name="Table1.B2" office:value-type="string">
            <text:p text:style-name="P44">Update playerState, e quindi playerPanels:</text:p>
            <text:p text:style-name="P44">set Player2 : dead.</text:p>
            <text:p text:style-name="P44"><text:s/>LastKnownAction del Player1 (attacked : <text:s/>O06)</text:p>
          </table:table-cell>
        </table:table-row>
        <table:table-row>
          <table:table-cell table:style-name="Table1.A2" office:value-type="string">
            <text:p text:style-name="P21">Your turn is now over <text:s text:c="2"/></text:p>
            <text:p text:style-name="P21"/>
          </table:table-cell>
          <table:table-cell table:style-name="Table1.B2" office:value-type="string">
            <text:p text:style-name="P32">.</text:p>
          </table:table-cell>
        </table:table-row>
        <table:table-row>
          <table:table-cell table:style-name="Table1.A2" office:value-type="string">
            <text:p text:style-name="P21">End of the Game! Here come the results </text:p>
            <text:p text:style-name="P21">Team HUMANS was defeated <text:s text:c="11"/></text:p>
            <text:p text:style-name="P21">Winners from the ALIENS team: Guest-0-2291 </text:p>
            <text:p text:style-name="P21">Goodbye user Guest-0-2291, it was nice to have you on our server </text:p>
            <text:p text:style-name="P21">Disconnected by server; press enter to quit. </text:p>
          </table:table-cell>
          <table:table-cell table:style-name="Table1.B2" office:value-type="string">
            <text:p text:style-name="P31">Show Jdialog con i risultati. (Chiudere l' applicazione uscendo dal Dialog?)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30"/>
          </table:table-cell>
        </table:table-row>
      </table:table>
      <text:p text:style-name="Standard"/>
      <text:p text:style-name="Standard"/>
      <text:p text:style-name="Standard"/>
      <text:p text:style-name="P3">Dal log del Turno Umano: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Messaggio Dal Server</text:p>
          </table:table-cell>
          <table:table-cell table:style-name="Table2.B1" office:value-type="string">
            <text:p text:style-name="P27">Azione GUI (Controller+Model+View)</text:p>
          </table:table-cell>
        </table:table-row>
        <table:table-row>
          <table:table-cell table:style-name="Table2.A2" office:value-type="string">
            <text:p text:style-name="P22">--=== Server Welcome message ===-- <text:s/></text:p>
            <text:p text:style-name="P22">Benvenuto su Escape from The Aliens in Outer Space!! </text:p>
            <text:p text:style-name="P22">Versione 0.9 <text:s text:c="23"/></text:p>
            <text:p text:style-name="P22">Have fun! <text:s text:c="26"/></text:p>
            <text:p text:style-name="P22">--=== End of Welcome message ===--</text:p>
          </table:table-cell>
          <table:table-cell table:style-name="Table2.B2" office:value-type="string">
            <text:p text:style-name="P5">Mostra JDialog con messaggio di benvenuto.</text:p>
          </table:table-cell>
        </table:table-row>
        <table:table-row>
          <table:table-cell table:style-name="Table2.A2" office:value-type="string">
            <text:p text:style-name="P22">We are playing the map "Galilei" <text:s text:c="2"/></text:p>
          </table:table-cell>
          <table:table-cell table:style-name="Table2.B2" office:value-type="string">
            <text:p text:style-name="P50">Usa MapViewer per caricare la mappa col nome fornito e creare il label/scrollable/cliccabile</text:p>
          </table:table-cell>
        </table:table-row>
        <table:table-row>
          <table:table-cell table:style-name="Table2.A2" office:value-type="string">
            <text:p text:style-name="P22">There are (2/8) players waiting in this lobby </text:p>
          </table:table-cell>
          <table:table-cell table:style-name="Table2.B2" office:value-type="string">
            <text:p text:style-name="P25">Update GameState, e quindi (tramite Observer-Observable) playerPanels (n: a questo punto, non sappiamo i nomi dei giocatori che si erano connessi per primi)</text:p>
          </table:table-cell>
        </table:table-row>
        <table:table-row>
          <table:table-cell table:style-name="Table2.A2" office:value-type="string">
            <text:p text:style-name="P22">The game will start in 60 seconds <text:s/></text:p>
          </table:table-cell>
          <table:table-cell table:style-name="Table2.B2" office:value-type="string">
            <text:p text:style-name="P28">Update GameState, e quindi GamePanel + Timer (Un elemento nella View, oppure un non-modal Jdialog)</text:p>
          </table:table-cell>
        </table:table-row>
        <text:soft-page-break/>
        <table:table-row>
          <table:table-cell table:style-name="Table2.A2" office:value-type="string">
            <text:p text:style-name="P22">Sei stato assegnato alla squadra HUMANS </text:p>
          </table:table-cell>
          <table:table-cell table:style-name="Table2.B2" office:value-type="string">
            <text:p text:style-name="P29">Update myPlayerState: myTeam, e quindi il mio personal Panel</text:p>
          </table:table-cell>
        </table:table-row>
        <table:table-row>
          <table:table-cell table:style-name="Table2.A2" office:value-type="string">
            <text:p text:style-name="P22">********** Turn number: 1 * Now Playing : Guest-0-2291 ********** </text:p>
          </table:table-cell>
          <table:table-cell table:style-name="Table2.B2" office:value-type="string">
            <text:p text:style-name="P26">.</text:p>
          </table:table-cell>
        </table:table-row>
        <table:table-row>
          <table:table-cell table:style-name="Table2.A2" office:value-type="string">
            <text:p text:style-name="P22">********** Turn number: 1 * Now Playing : Guest-0-9179 ********** </text:p>
          </table:table-cell>
          <table:table-cell table:style-name="Table2.B2" office:value-type="string">
            <text:p text:style-name="P4">.</text:p>
          </table:table-cell>
        </table:table-row>
        <table:table-row>
          <table:table-cell table:style-name="Table2.A2" office:value-type="string">
            <text:p text:style-name="P22">Hello player Guest-0-9179, you are located in L08 and it's your turn to move </text:p>
            <text:p text:style-name="P22">you have to move your character on the map </text:p>
          </table:table-cell>
          <table:table-cell table:style-name="Table2.B2" office:value-type="string">
            <text:p text:style-name="P4">.</text:p>
          </table:table-cell>
        </table:table-row>
        <table:table-row>
          <table:table-cell table:style-name="Table2.A2" office:value-type="string">
            <text:p text:style-name="P22">please enter valid position (es. A05) </text:p>
          </table:table-cell>
          <table:table-cell table:style-name="Table2.B2" office:value-type="string">
            <text:p text:style-name="P4">.</text:p>
          </table:table-cell>
        </table:table-row>
        <table:table-row>
          <table:table-cell table:style-name="Table2.A2" office:value-type="string">
            <text:p text:style-name="P22">You hear noise coming from coordinates M08 </text:p>
          </table:table-cell>
          <table:table-cell table:style-name="Table2.B2" office:value-type="string">
            <text:p text:style-name="P4">.</text:p>
          </table:table-cell>
        </table:table-row>
        <table:table-row>
          <table:table-cell table:style-name="Table2.A2" office:value-type="string">
            <text:p text:style-name="P22">Your turn is now over <text:s text:c="2"/></text:p>
          </table:table-cell>
          <table:table-cell table:style-name="Table2.B2" office:value-type="string">
            <text:p text:style-name="P4">.</text:p>
          </table:table-cell>
        </table:table-row>
        <table:table-row>
          <table:table-cell table:style-name="Table2.A2" office:value-type="string">
            <text:p text:style-name="P22">********** Turn number: 2 * Now Playing : Guest-0-2291 ********** </text:p>
            <text:p text:style-name="P22">You hear noise coming from coordinates A03 </text:p>
          </table:table-cell>
          <table:table-cell table:style-name="Table2.B2" office:value-type="string">
            <text:p text:style-name="P4">.</text:p>
          </table:table-cell>
        </table:table-row>
        <table:table-row>
          <table:table-cell table:style-name="Table2.A2" office:value-type="string">
            <text:p text:style-name="P24"/>
            <text:p text:style-name="P24">********** Turn number: 2 * Now Playing : Guest-0-9179 ********** </text:p>
            <text:p text:style-name="P24">Hello player Guest-0-9179, you are located in M08 and it's your turn to move </text:p>
            <text:p text:style-name="P24">you have to move your character on the map </text:p>
            <text:p text:style-name="P24">please enter valid position (es. A05) </text:p>
            <text:p text:style-name="P24">(My turn, coordinates)&gt; N08 </text:p>
            <text:p text:style-name="P24">You hear noise coming from coordinates N08 </text:p>
            <text:p text:style-name="P24">You have drawn a LightsCard-type object card </text:p>
            <text:p text:style-name="P24">Do you want to play an object card? </text:p>
            <text:p text:style-name="P24">please enter 'yes' or 'no' </text:p>
            <text:p text:style-name="P24">(My turn, yes/no)&gt; yes </text:p>
          </table:table-cell>
          <table:table-cell table:style-name="Table2.B2" office:value-type="string">
            <text:p text:style-name="P4">.</text:p>
          </table:table-cell>
        </table:table-row>
        <table:table-row>
          <table:table-cell table:style-name="Table2.A2" office:value-type="string">
            <text:p text:style-name="P24">please specify the object card </text:p>
            <text:p text:style-name="P24">Valid cards are: "attack", "defense", "teleport", "lights", "sedatives", "adrenaline" </text:p>
            <text:p text:style-name="P24">(My turn, object-card)&gt; lights </text:p>
          </table:table-cell>
          <table:table-cell table:style-name="Table2.B2" office:value-type="string">
            <text:p text:style-name="P51">Clicca automaticamente il JButton showObjectCards (n: ToAdd: evidenziare il RadioButton selezionato). Dopodichè, estrai la String chosenObjectCard e mandala al Relay</text:p>
          </table:table-cell>
        </table:table-row>
        <table:table-row>
          <table:table-cell table:style-name="Table2.A2" office:value-type="string">
            <text:p text:style-name="P24">Player Guest-0-9179 is using a LightsCard-type card. Guest-0-9179 is a human for sure! </text:p>
          </table:table-cell>
          <table:table-cell table:style-name="Table2.B2" office:value-type="string">
            <text:p text:style-name="P29">Update PlayerState.lastKnownAction, e quindi si aggiorneranno i playerPanels</text:p>
          </table:table-cell>
        </table:table-row>
        <table:table-row>
          <table:table-cell table:style-name="Table2.A2" office:value-type="string">
            <text:p text:style-name="P24">enter the position of the cell where the lights will be turned on </text:p>
            <text:p text:style-name="P24"/>
          </table:table-cell>
          <table:table-cell table:style-name="Table2.B2" office:value-type="string">
            <text:p text:style-name="P29">Update: TurnState,</text:p>
          </table:table-cell>
        </table:table-row>
        <table:table-row>
          <table:table-cell table:style-name="Table2.A2" office:value-type="string">
            <text:p text:style-name="P24">please enter valid position (es. A05) </text:p>
            <text:p text:style-name="P24">(My turn, coordinates)&gt; N06 </text:p>
          </table:table-cell>
          <table:table-cell table:style-name="Table2.B2" office:value-type="string">
            <text:p text:style-name="P29">Mostra il Jdialog per la posizione, e quindi prendi l'input e mandalo al server. Se l'input non è corretto (Exception dei possibili tipi), chiedi di nuovo. </text:p>
          </table:table-cell>
        </table:table-row>
        <table:table-row>
          <table:table-cell table:style-name="Table2.A2" office:value-type="string">
            <text:p text:style-name="P24">Player Guest-0-2291 identified! Location: N06 </text:p>
            <text:p text:style-name="P24">Your turn is now over <text:s text:c="2"/></text:p>
            <text:p text:style-name="P24">********** Turn number: 3 * Now Playing : Guest-0-2291 ********** </text:p>
            <text:p text:style-name="P24">Guest-0-2291 says: stronzo! <text:s text:c="8"/></text:p>
            <text:p text:style-name="P24">Player Guest-0-2291 is attacking in sector O06! </text:p>
            <text:p text:style-name="P24">********** Turn number: 3 * Now Playing : Guest-0-9179 ********** </text:p>
            <text:p text:style-name="P24">Hello player Guest-0-9179, you are located in N08 and it's your turn to move </text:p>
            <text:p text:style-name="P24">you have to move your character on the map </text:p>
            <text:p text:style-name="P24">please enter valid position (es. A05) </text:p>
            <text:p text:style-name="P24"><text:soft-page-break/>(My turn, coordinates)&gt; O08 </text:p>
            <text:p text:style-name="P24">You have drawn a AdrenalineCard-type object card </text:p>
            <text:p text:style-name="P24">Do you want to play an object card? </text:p>
            <text:p text:style-name="P24">please enter 'yes' or 'no' </text:p>
            <text:p text:style-name="P24">(My turn, yes/no)&gt; yes </text:p>
            <text:p text:style-name="P24">please specify the object card </text:p>
            <text:p text:style-name="P24">Valid cards are: "attack", "defense", "teleport", "lights", "sedatives", "adrenaline" </text:p>
            <text:p text:style-name="P24">(My turn, object-card)&gt; adrenaline </text:p>
            <text:p text:style-name="P24">WrongCardException : You are not allowed to play that card during this phase of the turn </text:p>
            <text:p text:style-name="P24">Do you want to play an object card? </text:p>
            <text:p text:style-name="P24">please enter 'yes' or 'no' </text:p>
            <text:p text:style-name="P24">(My turn, yes/no)&gt; no </text:p>
            <text:p text:style-name="P24">Your turn is now over <text:s text:c="2"/></text:p>
            <text:p text:style-name="P24">********** Turn number: 4 * Now Playing : Guest-0-2291 ********** </text:p>
            <text:p text:style-name="P24">********** Turn number: 4 * Now Playing : Guest-0-9179 ********** </text:p>
            <text:p text:style-name="P24">Hello player Guest-0-9179, you are located in O08 and it's your turn to move </text:p>
            <text:p text:style-name="P24">Do you want to play an object card? </text:p>
            <text:p text:style-name="P24">please enter 'yes' or 'no' </text:p>
            <text:p text:style-name="P24">(My turn, yes/no)&gt; no </text:p>
            <text:p text:style-name="P24">you have to move your character on the map </text:p>
            <text:p text:style-name="P24">please enter valid position (es. A05) </text:p>
            <text:p text:style-name="P24">(My turn, coordinates)&gt; O08 </text:p>
            <text:p text:style-name="P24">You have drawn a TeleportCard-type object card </text:p>
            <text:p text:style-name="P24">Do you want to play an object card? </text:p>
            <text:p text:style-name="P24">please enter 'yes' or 'no' </text:p>
            <text:p text:style-name="P24">(My turn, yes/no)&gt; no </text:p>
            <text:p text:style-name="P24">Your turn is now over <text:s text:c="2"/></text:p>
            <text:p text:style-name="P24">********** Turn number: 5 * Now Playing : Guest-0-2291 ********** </text:p>
            <text:p text:style-name="P24">Player Guest-0-2291 is attacking in sector O08! </text:p>
            <text:p text:style-name="P24">Player Guest-0-9179 was killed! <text:s text:c="4"/></text:p>
            <text:p text:style-name="P24">End of the Game! Here come the results </text:p>
            <text:p text:style-name="P24">Team HUMANS was defeated <text:s text:c="11"/></text:p>
            <text:p text:style-name="P24">Winners from the ALIENS team: Guest-0-2291 </text:p>
            <text:p text:style-name="P24">Goodbye user Guest-0-9179, it was nice to have you on our server </text:p>
            <text:p text:style-name="P24">Disconnected by server; press enter to quit. </text:p>
          </table:table-cell>
          <table:table-cell table:style-name="Table2.B2" office:value-type="string">
            <text:p text:style-name="P4">.<text:line-break/>(...come definito in precedenza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189in" fo:margin-right="0.1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08T19:22:16</meta:creation-date>
    <dc:date>2015-06-10T11:08:41</dc:date>
    <dc:creator>Andrea </dc:creator>
    <meta:editing-duration>PT1H11M31S</meta:editing-duration>
    <meta:editing-cycles>38</meta:editing-cycles>
    <meta:generator>LibreOffice/4.0.4.2$Linux_X86_64 LibreOffice_project/400m0$Build-2</meta:generator>
    <meta:document-statistic meta:table-count="2" meta:image-count="0" meta:object-count="0" meta:page-count="5" meta:paragraph-count="201" meta:word-count="1482" meta:character-count="9394" meta:non-whitespace-character-count="7803"/>
  </office:meta>
</office:document-meta>
</file>